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2.9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table-column table:style-name="co2" table:number-columns-repeated="16384" table:default-cell-style-name="ce9"/>
        <table:table-row table:style-name="ro3">
          <table:table-cell table:style-name="Default" office:value-type="string" calcext:value-type="string">
            <text:p>Биты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office:value-type="string" calcext:value-type="string">
            <text:p>0 ед 2 бита</text:p>
          </table:table-cell>
          <table:table-cell office:value-type="string" calcext:value-type="string">
            <text:p>1 ед 2 бита</text:p>
          </table:table-cell>
          <table:table-cell office:value-type="string" calcext:value-type="string">
            <text:p>2 ед 2 бита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table:formula="of:=LEN([.A2:.A29])-LEN(SUBSTITUTE([.A2:.A29]; &quot;1&quot;; &quot;&quot;))" office:value-type="float" office:value="0" calcext:value-type="float">
            <text:p>0</text:p>
          </table:table-cell>
          <table:table-cell table:formula="of:=[.B2]" office:value-type="float" office:value="0.250317" calcext:value-type="float">
            <text:p>0,250317</text:p>
          </table:table-cell>
          <table:table-cell table:formula="of:=[.B3]+[.B4]" office:value-type="float" office:value="0.499506" calcext:value-type="float">
            <text:p>0,499506</text:p>
          </table:table-cell>
          <table:table-cell table:formula="of:=[.B5]" office:value-type="float" office:value="0.250176" calcext:value-type="float">
            <text:p>0,250176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table:formula="of:=LEN([.A3:.A30])-LEN(SUBSTITUTE([.A3:.A30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table:formula="of:=LEN([.A4:.A31])-LEN(SUBSTITUTE([.A4:.A31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table:formula="of:=LEN([.A5:.A32])-LEN(SUBSTITUTE([.A5:.A32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3 бита</text:p>
          </table:table-cell>
          <table:table-cell office:value-type="string" calcext:value-type="string">
            <text:p>1 ед 3 бита</text:p>
          </table:table-cell>
          <table:table-cell office:value-type="string" calcext:value-type="string">
            <text:p>2 ед 3 бита</text:p>
          </table:table-cell>
          <table:table-cell office:value-type="string" calcext:value-type="string">
            <text:p>3 ед 3 бита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table:formula="of:=LEN([.A6:.A33])-LEN(SUBSTITUTE([.A6:.A33]; &quot;1&quot;; &quot;&quot;))" office:value-type="float" office:value="0" calcext:value-type="float">
            <text:p>0</text:p>
          </table:table-cell>
          <table:table-cell table:style-name="Default" table:formula="of:=[.B7]" office:value-type="float" office:value="0.125421" calcext:value-type="float">
            <text:p>0,125421</text:p>
          </table:table-cell>
          <table:table-cell table:style-name="Default" table:formula="of:=[.B8]+[.B9]+[.B11]" office:value-type="float" office:value="0.374625" calcext:value-type="float">
            <text:p>0,374625</text:p>
          </table:table-cell>
          <table:table-cell table:style-name="Default" table:formula="of:=[.B10]+[.B12]+[.B13]" office:value-type="float" office:value="0.374695" calcext:value-type="float">
            <text:p>0,374695</text:p>
          </table:table-cell>
          <table:table-cell table:formula="of:=[.B14]" office:value-type="float" office:value="0.125257" calcext:value-type="float">
            <text:p>0,125257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table:formula="of:=LEN([.A7:.A34])-LEN(SUBSTITUTE([.A7:.A34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table:formula="of:=LEN([.A8:.A35])-LEN(SUBSTITUTE([.A8:.A3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table:formula="of:=LEN([.A9:.A36])-LEN(SUBSTITUTE([.A9:.A3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table:formula="of:=LEN([.A10:.A37])-LEN(SUBSTITUTE([.A10:.A37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table:formula="of:=LEN([.A11:.A38])-LEN(SUBSTITUTE([.A11:.A38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table:formula="of:=LEN([.A12:.A39])-LEN(SUBSTITUTE([.A12:.A39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table:formula="of:=LEN([.A13:.A40])-LEN(SUBSTITUTE([.A13:.A40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4 бита</text:p>
          </table:table-cell>
          <table:table-cell office:value-type="string" calcext:value-type="string">
            <text:p>1 ед 4 бита</text:p>
          </table:table-cell>
          <table:table-cell office:value-type="string" calcext:value-type="string">
            <text:p>2 ед 4 бита</text:p>
          </table:table-cell>
          <table:table-cell office:value-type="string" calcext:value-type="string">
            <text:p>3 ед 4 бита</text:p>
          </table:table-cell>
          <table:table-cell office:value-type="string" calcext:value-type="string">
            <text:p>4 ед 4 бита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table:formula="of:=LEN([.A14:.A41])-LEN(SUBSTITUTE([.A14:.A41]; &quot;1&quot;; &quot;&quot;))" office:value-type="float" office:value="0" calcext:value-type="float">
            <text:p>0</text:p>
          </table:table-cell>
          <table:table-cell table:formula="of:=[.B16]" office:value-type="float" office:value="0.062931" calcext:value-type="float">
            <text:p>0,062931</text:p>
          </table:table-cell>
          <table:table-cell table:formula="of:=[.B17]+[.B18]+[.B20]+[.B24]" office:value-type="float" office:value="0.249709" calcext:value-type="float">
            <text:p>0,249709</text:p>
          </table:table-cell>
          <table:table-cell table:formula="of:=[.B19]+[.B21]+[.B22]+[.B25]+[.B26]+[.B28]" office:value-type="float" office:value="0.374917" calcext:value-type="float">
            <text:p>0,374917</text:p>
          </table:table-cell>
          <table:table-cell table:formula="of:=[.B23]+[.B27]+[.B29]+[.B30]" office:value-type="float" office:value="0.249589" calcext:value-type="float">
            <text:p>0,249589</text:p>
          </table:table-cell>
          <table:table-cell table:formula="of:=[.B31]" office:value-type="float" office:value="0.062851" calcext:value-type="float">
            <text:p>0,062851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table:formula="of:=LEN([.A15:.A42])-LEN(SUBSTITUTE([.A15:.A42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table:formula="of:=LEN([.A16:.A43])-LEN(SUBSTITUTE([.A16:.A43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table:formula="of:=LEN([.A17:.A44])-LEN(SUBSTITUTE([.A17:.A44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table:formula="of:=LEN([.A18:.A45])-LEN(SUBSTITUTE([.A18:.A4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table:formula="of:=LEN([.A19:.A46])-LEN(SUBSTITUTE([.A19:.A4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table:formula="of:=LEN([.A20:.A47])-LEN(SUBSTITUTE([.A20:.A47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table:formula="of:=LEN([.A21:.A48])-LEN(SUBSTITUTE([.A21:.A48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table:formula="of:=LEN([.A22:.A49])-LEN(SUBSTITUTE([.A22:.A49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table:formula="of:=LEN([.A23:.A50])-LEN(SUBSTITUTE([.A23:.A50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table:formula="of:=LEN([.A24:.A51])-LEN(SUBSTITUTE([.A24:.A51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table:formula="of:=LEN([.A25:.A52])-LEN(SUBSTITUTE([.A25:.A52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table:formula="of:=LEN([.A26:.A53])-LEN(SUBSTITUTE([.A26:.A53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table:formula="of:=LEN([.A27:.A54])-LEN(SUBSTITUTE([.A27:.A54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table:formula="of:=LEN([.A28:.A55])-LEN(SUBSTITUTE([.A28:.A55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table:formula="of:=LEN([.A29:.A56])-LEN(SUBSTITUTE([.A29:.A56]; &quot;1&quot;; &quot;&quot;))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аскирование" table:style-name="ta1"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2" table:number-columns-repeated="16381" table:default-cell-style-name="ce14"/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P<text:span text:style-name="T3">unmask</text:span></text:p>
          </table:table-cell>
          <table:table-cell table:style-name="ce3" office:value-type="string" calcext:value-type="string">
            <text:p>P<text:span text:style-name="T3">mask</text:span></text:p>
          </table:table-cell>
          <table:table-cell table:number-columns-repeated="16381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float" office:value="0.00281004" calcext:value-type="float">
            <text:p>0,00281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float" office:value="0.00281004" calcext:value-type="float">
            <text:p>0,00281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float" office:value="0.0747471" calcext:value-type="float">
            <text:p>0,0747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office:value-type="float" office:value="0.000843012" calcext:value-type="float">
            <text:p>0,00084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office:value-type="float" office:value="0.000843012" calcext:value-type="float">
            <text:p>0,00084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office:value-type="float" office:value="0.00758711" calcext:value-type="float">
            <text:p>0,0075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0.00145185" calcext:value-type="float">
            <text:p>0,00145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float" office:value="0.00533908" calcext:value-type="float">
            <text:p>0,005339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float" office:value="0.00229487" calcext:value-type="float">
            <text:p>0,00229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float" office:value="0.00257587" calcext:value-type="float">
            <text:p>0,002576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float" office:value="0.00229487" calcext:value-type="float">
            <text:p>0,00229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float" office:value="0.0020607" calcext:value-type="float">
            <text:p>0,00206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office:value-type="float" office:value="0.000749344" calcext:value-type="float">
            <text:p>0,000749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0.00229487" calcext:value-type="float">
            <text:p>0,00229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office:value-type="float" office:value="0.00046834" calcext:value-type="float">
            <text:p>0,00046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office:value-type="float" office:value="0.000421506" calcext:value-type="float">
            <text:p>0,00042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office:value-type="float" office:value="0.00023417" calcext:value-type="float">
            <text:p>0,00023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office:value-type="float" office:value="0.000515174" calcext:value-type="float">
            <text:p>0,00051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office:value-type="float" office:value="0.000515174" calcext:value-type="float">
            <text:p>0,00051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0.000281004" calcext:value-type="float">
            <text:p>0,00028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office:value-type="float" office:value="0.000421506" calcext:value-type="float">
            <text:p>0,00042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office:value-type="float" office:value="0.00046834" calcext:value-type="float">
            <text:p>0,00046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office:value-type="float" office:value="0.000327838" calcext:value-type="float">
            <text:p>0,00032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0.00023417" calcext:value-type="float">
            <text:p>0,00023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office:value-type="float" office:value="0.00023417" calcext:value-type="float">
            <text:p>0,00023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office:value-type="float" office:value="0.000515174" calcext:value-type="float">
            <text:p>0,00051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office:value-type="float" office:value="0.000374672" calcext:value-type="float">
            <text:p>0,00037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office:value-type="float" office:value="0.000140502" calcext:value-type="float">
            <text:p>0,00014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office:value-type="float" office:value="0.00285688" calcext:value-type="float">
            <text:p>0,00285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office:value-type="float" office:value="0.00285688" calcext:value-type="float">
            <text:p>0,00285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office:value-type="float" office:value="0.00487074" calcext:value-type="float">
            <text:p>0,00487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office:value-type="float" office:value="0.00103035" calcext:value-type="float">
            <text:p>0,00103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0.0024822" calcext:value-type="float">
            <text:p>0,00248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float" office:value="0.00107718" calcext:value-type="float">
            <text:p>0,00107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float" office:value="0.00271637" calcext:value-type="float">
            <text:p>0,002716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float" office:value="0.000281004" calcext:value-type="float">
            <text:p>0,00028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float" office:value="0.000562008" calcext:value-type="float">
            <text:p>0,00056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float" office:value="0.0023417" calcext:value-type="float">
            <text:p>0,00234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float" office:value="0.00131135" calcext:value-type="float">
            <text:p>0,00131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float" office:value="0.000421506" calcext:value-type="float">
            <text:p>0,00042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float" office:value="0.00173286" calcext:value-type="float">
            <text:p>0,00173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float" office:value="0.00117085" calcext:value-type="float">
            <text:p>0,00117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float" office:value="0.00369989" calcext:value-type="float">
            <text:p>0,0037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float" office:value="0.00271637" calcext:value-type="float">
            <text:p>0,002716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float" office:value="0.000327838" calcext:value-type="float">
            <text:p>0,00032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float" office:value="0.00149869" calcext:value-type="float">
            <text:p>0,001499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float" office:value="0.00093668" calcext:value-type="float">
            <text:p>0,00093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float" office:value="0.00168602" calcext:value-type="float">
            <text:p>0,001686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float" office:value="0.00121768" calcext:value-type="float">
            <text:p>0,00121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float" office:value="0.000140502" calcext:value-type="float">
            <text:p>0,00014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float" office:value="0.00046834" calcext:value-type="float">
            <text:p>0,00046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float" office:value="0.000421506" calcext:value-type="float">
            <text:p>0,00042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float" office:value="0.022855" calcext:value-type="float">
            <text:p>0,02285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float" office:value="0.0202323" calcext:value-type="float">
            <text:p>0,02023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float" office:value="0.024541" calcext:value-type="float">
            <text:p>0,02454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float" office:value="0.00903897" calcext:value-type="float">
            <text:p>0,009039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float" office:value="0.0020607" calcext:value-type="float">
            <text:p>0,00206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float" office:value="0.00295054" calcext:value-type="float">
            <text:p>0,00295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float" office:value="0.00117085" calcext:value-type="float">
            <text:p>0,00117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float" office:value="0.0046834" calcext:value-type="float">
            <text:p>0,00468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float" office:value="0.0020607" calcext:value-type="float">
            <text:p>0,00206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float" office:value="0.0022012" calcext:value-type="float">
            <text:p>0,00220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float" office:value="0.0106313" calcext:value-type="float">
            <text:p>0,01063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float" office:value="0.00665043" calcext:value-type="float">
            <text:p>0,00665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float" office:value="0.00070251" calcext:value-type="float">
            <text:p>0,00070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float" office:value="0.00257587" calcext:value-type="float">
            <text:p>0,002576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float" office:value="0.00838329" calcext:value-type="float">
            <text:p>0,00838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float" office:value="0.000327838" calcext:value-type="float">
            <text:p>0,00032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float" office:value="0.00140502" calcext:value-type="float">
            <text:p>0,00140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float" office:value="0.00093668" calcext:value-type="float">
            <text:p>0,00093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float" office:value="0.00159236" calcext:value-type="float">
            <text:p>0,00159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float" office:value="0.000374672" calcext:value-type="float">
            <text:p>0,00037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float" office:value="0.000327838" calcext:value-type="float">
            <text:p>0,00032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float" office:value="0.000327838" calcext:value-type="float">
            <text:p>0,00032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float" office:value="0.00046834" calcext:value-type="float">
            <text:p>0,00046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float" office:value="0.00117085" calcext:value-type="float">
            <text:p>0,00117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float" office:value="0.000515174" calcext:value-type="float">
            <text:p>0,00051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float" office:value="0.000093668" calcext:value-type="float">
            <text:p>0,00009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float" office:value="0.000889846" calcext:value-type="float">
            <text:p>0,00089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float" office:value="0.000140502" calcext:value-type="float">
            <text:p>0,00014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float" office:value="0.000187336" calcext:value-type="float">
            <text:p>0,00018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float" office:value="0.00210753" calcext:value-type="float">
            <text:p>0,00210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float" office:value="0.000140502" calcext:value-type="float">
            <text:p>0,00014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office:value-type="float" office:value="0.03358" calcext:value-type="float">
            <text:p>0,03358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office:value-type="float" office:value="0.00763395" calcext:value-type="float">
            <text:p>0,00763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float" office:value="0.0160641" calcext:value-type="float">
            <text:p>0,01606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float" office:value="0.00650993" calcext:value-type="float">
            <text:p>0,00651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float" office:value="0.0119895" calcext:value-type="float">
            <text:p>0,01199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float" office:value="0.0318471" calcext:value-type="float">
            <text:p>0,0318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float" office:value="0.00351255" calcext:value-type="float">
            <text:p>0,003513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float" office:value="0.00875796" calcext:value-type="float">
            <text:p>0,00875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float" office:value="0.0315193" calcext:value-type="float">
            <text:p>0,031519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office:value-type="float" office:value="0.00585425" calcext:value-type="float">
            <text:p>0,00585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office:value-type="float" office:value="0.0117553" calcext:value-type="float">
            <text:p>0,01175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office:value-type="float" office:value="0.0235575" calcext:value-type="float">
            <text:p>0,023558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float" office:value="0.0150337" calcext:value-type="float">
            <text:p>0,01503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float" office:value="0.0272574" calcext:value-type="float">
            <text:p>0,02725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office:value-type="float" office:value="0.0440708" calcext:value-type="float">
            <text:p>0,044071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office:value-type="float" office:value="0.0118022" calcext:value-type="float">
            <text:p>0,01180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office:value-type="float" office:value="0.00421506" calcext:value-type="float">
            <text:p>0,00421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float" office:value="0.295897" calcext:value-type="float">
            <text:p>0,29589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float" office:value="0.120504" calcext:value-type="float">
            <text:p>0,120504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float" office:value="0.00140502" calcext:value-type="float">
            <text:p>0,001405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float" office:value="0.000046834" calcext:value-type="float">
            <text:p>0,000047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office:value-type="float" office:value="0" calcext:value-type="float">
            <text:p>0,000000</text:p>
          </table:table-cell>
          <table:table-cell table:style-name="ce3"/>
          <table:table-cell table:number-columns-repeated="16381"/>
        </table:table-row>
        <table:table-row table:style-name="ro1">
          <table:table-cell/>
          <table:table-cell table:style-name="ce15" table:formula="of:=SUM([.B2:.B257])" office:value-type="float" office:value="0.999999616" calcext:value-type="float">
            <text:p>1,00</text:p>
          </table:table-cell>
          <table:table-cell table:number-columns-repeated="16382"/>
        </table:table-row>
        <table:table-row table:style-name="ro1" table:number-rows-repeated="10483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 style:data-style-name="N2" text:time-value="14:28:15.9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6T14:45:09.502000000</dc:date>
    <meta:editing-duration>PT1H3M42S</meta:editing-duration>
    <meta:editing-cycles>17</meta:editing-cycles>
    <meta:generator>LibreOffice/24.2.0.3$Windows_X86_64 LibreOffice_project/da48488a73ddd66ea24cf16bbc4f7b9c08e9bea1</meta:generator>
    <meta:document-statistic meta:table-count="3" meta:cell-count="643" meta:object-count="0"/>
  </office:meta>
</office:document-meta>
</file>